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xml:id="id1" draw:id="id1" draw:layer="layout" svg:width="5.715cm" svg:height="2.032cm" svg:x="1cm" svg:y="1.889cm">
          <text:p text:style-name="P1">Segment sele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2.827cm" svg:height="2.032cm" svg:x="7.763cm" svg:y="1.889cm">
          <text:p text:style-name="P1">Offset (Effective addres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461cm" svg:height="8.128cm" svg:x="6.08cm" svg:y="6.2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.016cm" svg:height="0.889cm" svg:x="17.51cm" svg:y="10.779cm">
          <text:p text:style-name="P1">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12.827cm" svg:height="2.032cm" svg:x="7.731cm" svg:y="16.24cm">
          <text:p text:style-name="P1">Linear 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857cm" svg:y1="3.921cm" svg:x2="6.08cm" svg:y2="11.224cm" draw:start-shape="id1" draw:start-glue-point="6" draw:end-shape="id2" draw:end-glue-point="5" svg:d="m3857 3921v7303h2223">
          <text:p/>
        </draw:connector>
        <draw:custom-shape draw:style-name="gr4" draw:text-style-name="P1" xml:id="id2" draw:id="id2" draw:layer="layout" svg:width="5.461cm" svg:height="2.921cm" svg:x="6.08cm" svg:y="9.763cm">
          <text:p text:style-name="P1">Segment</text:p>
          <text:p text:style-name="P1">descrip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4.177cm" svg:y1="3.921cm" svg:x2="18.018cm" svg:y2="10.779cm" draw:start-shape="id3" draw:start-glue-point="6" draw:end-shape="id4" draw:end-glue-point="4" svg:d="m14177 3921v3429h3841v3429">
          <text:p/>
        </draw:connector>
        <draw:connector draw:name="Base address" draw:style-name="gr3" draw:text-style-name="P1" draw:layer="layout" svg:x1="11.541cm" svg:y1="11.224cm" svg:x2="17.51cm" svg:y2="11.223cm" draw:start-shape="id2" draw:start-glue-point="7" draw:end-shape="id4" draw:end-glue-point="3" svg:d="m11541 11224h2985v-1h2984">
          <text:p/>
        </draw:connector>
        <draw:connector draw:style-name="gr3" draw:text-style-name="P1" draw:layer="layout" svg:x1="18.018cm" svg:y1="11.668cm" svg:x2="14.145cm" svg:y2="16.24cm" draw:start-shape="id4" draw:start-glue-point="6" draw:end-shape="id5" draw:end-glue-point="4" svg:d="m18018 11668v2286h-3873v2286">
          <text:p/>
        </draw:connector>
        <draw:frame draw:style-name="gr5" draw:layer="layout" svg:width="4.376cm" svg:height="1.016cm" svg:x="12.049cm" svg:y="10.271cm">
          <draw:text-box>
            <text:p>Base address</text:p>
          </draw:text-box>
        </draw:frame>
        <draw:frame draw:style-name="gr6" draw:layer="layout" svg:width="1.205cm" svg:height="0.962cm" svg:x="7.542cm" svg:y="15.278cm">
          <draw:text-box>
            <text:p>31</text:p>
          </draw:text-box>
        </draw:frame>
        <draw:frame draw:style-name="gr6" draw:layer="layout" svg:width="0.853cm" svg:height="0.962cm" svg:x="19.737cm" svg:y="15.357cm">
          <draw:text-box>
            <text:p>0</text:p>
          </draw:text-box>
        </draw:frame>
        <draw:frame draw:style-name="gr6" draw:layer="layout" svg:width="1.205cm" svg:height="0.962cm" svg:x="7.661cm" svg:y="1cm">
          <draw:text-box>
            <text:p>31</text:p>
          </draw:text-box>
        </draw:frame>
        <draw:frame draw:style-name="gr6" draw:layer="layout" svg:width="0.853cm" svg:height="0.962cm" svg:x="19.856cm" svg:y="1cm">
          <draw:text-box>
            <text:p>0</text:p>
          </draw:text-box>
        </draw:frame>
        <draw:frame draw:style-name="gr6" draw:layer="layout" svg:width="1.205cm" svg:height="0.962cm" svg:x="0.838cm" svg:y="1cm">
          <draw:text-box>
            <text:p>15</text:p>
          </draw:text-box>
        </draw:frame>
        <draw:frame draw:style-name="gr6" draw:layer="layout" svg:width="0.853cm" svg:height="0.962cm" svg:x="5.95cm" svg:y="1cm">
          <draw:text-box>
            <text:p>0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8.847cm" fo:margin-left="1cm" fo:margin-right="1cm" fo:page-width="21.5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Renberg</meta:initial-creator>
    <meta:creation-date>2012-02-20T16:07:05</meta:creation-date>
    <dc:date>2012-02-20T16:44:46</dc:date>
    <dc:creator>Adam Renberg</dc:creator>
    <meta:editing-duration>PT31M29S</meta:editing-duration>
    <meta:editing-cycles>6</meta:editing-cycles>
    <meta:generator>LibreOffice/3.4$Unix LibreOffice_project/340m1$Build-402</meta:generator>
    <meta:document-statistic meta:object-count="17"/>
  </office:meta>
</office:document-meta>
</file>